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Default">
      <style:paragraph-properties fo:text-align="justify" style:justify-single-word="false"/>
    </style:style>
    <style:style style:name="P2" style:family="paragraph" style:parent-style-name="Default" style:list-style-name="WWNum1">
      <style:paragraph-properties fo:text-align="justify" style:justify-single-word="false"/>
    </style:style>
    <style:style style:name="P3" style:family="paragraph" style:parent-style-name="Default" style:list-style-name="WWNum1">
      <style:paragraph-properties fo:text-align="justify" style:justify-single-word="false"/>
      <style:text-properties officeooo:paragraph-rsid="000c2aa8"/>
    </style:style>
    <style:style style:name="P4" style:family="paragraph" style:parent-style-name="Default" style:list-style-name="WWNum1">
      <style:paragraph-properties fo:text-align="justify" style:justify-single-word="false"/>
      <style:text-properties officeooo:paragraph-rsid="0013da7e"/>
    </style:style>
    <style:style style:name="P5" style:family="paragraph" style:parent-style-name="Default" style:list-style-name="WWNum1">
      <style:paragraph-properties fo:text-align="justify" style:justify-single-word="false"/>
      <style:text-properties officeooo:paragraph-rsid="0014eea2"/>
    </style:style>
    <style:style style:name="P6" style:family="paragraph" style:parent-style-name="Default" style:list-style-name="WWNum1">
      <style:paragraph-properties fo:text-align="justify" style:justify-single-word="false"/>
      <style:text-properties officeooo:paragraph-rsid="0015c05a"/>
    </style:style>
    <style:style style:name="P7" style:family="paragraph" style:parent-style-name="Default">
      <style:paragraph-properties fo:text-align="justify" style:justify-single-word="false"/>
      <style:text-properties officeooo:paragraph-rsid="0012634d"/>
    </style:style>
    <style:style style:name="P8" style:family="paragraph" style:parent-style-name="Default">
      <style:paragraph-properties fo:text-align="justify" style:justify-single-word="false"/>
      <style:text-properties fo:font-size="18pt" fo:font-weight="bold" style:font-size-asian="18pt" style:font-weight-asian="bold" style:font-size-complex="18pt" style:font-weight-complex="bold"/>
    </style:style>
    <style:style style:name="P9" style:family="paragraph" style:parent-style-name="Default">
      <style:paragraph-properties fo:text-align="justify" style:justify-single-word="false"/>
      <style:text-properties fo:font-size="11.5pt" style:font-size-asian="11.5pt" style:font-size-complex="11.5pt"/>
    </style:style>
    <style:style style:name="P10" style:family="paragraph" style:parent-style-name="Default">
      <style:paragraph-properties fo:text-align="justify" style:justify-single-word="false"/>
      <style:text-properties fo:font-size="11pt" style:font-size-asian="11pt" style:font-size-complex="11pt"/>
    </style:style>
    <style:style style:name="P11" style:family="paragraph" style:parent-style-name="Default" style:list-style-name="WWNum1">
      <style:paragraph-properties fo:text-align="justify" style:justify-single-word="false"/>
      <style:text-properties officeooo:rsid="000c4e0a" officeooo:paragraph-rsid="000c4e0a"/>
    </style:style>
    <style:style style:name="P12" style:family="paragraph" style:parent-style-name="Default">
      <style:paragraph-properties fo:text-align="justify" style:justify-single-word="false"/>
      <style:text-properties officeooo:rsid="000c4e0a" officeooo:paragraph-rsid="000c4e0a"/>
    </style:style>
    <style:style style:name="P13" style:family="paragraph" style:parent-style-name="Default" style:list-style-name="WWNum1">
      <style:paragraph-properties fo:text-align="justify" style:justify-single-word="false"/>
      <style:text-properties officeooo:rsid="0011bf29" officeooo:paragraph-rsid="0011bf29"/>
    </style:style>
    <style:style style:name="P14" style:family="paragraph" style:parent-style-name="Default" style:list-style-name="WWNum1">
      <style:paragraph-properties fo:text-align="justify" style:justify-single-word="false"/>
      <style:text-properties officeooo:rsid="0013da7e" officeooo:paragraph-rsid="0013da7e"/>
    </style:style>
    <style:style style:name="P15" style:family="paragraph" style:parent-style-name="Default" style:list-style-name="WWNum1">
      <style:paragraph-properties fo:text-align="justify" style:justify-single-word="false"/>
      <style:text-properties officeooo:rsid="0014eea2" officeooo:paragraph-rsid="0014eea2"/>
    </style:style>
    <style:style style:name="P16" style:family="paragraph" style:parent-style-name="Default">
      <style:paragraph-properties fo:margin-left="1.27cm" fo:margin-right="0cm" fo:text-align="justify" style:justify-single-word="false" fo:text-indent="0cm" style:auto-text-indent="false"/>
      <style:text-properties fo:font-size="11.5pt" style:font-size-asian="11.5pt" style:font-size-complex="11.5pt"/>
    </style:style>
    <style:style style:name="P17" style:family="paragraph" style:parent-style-name="Default">
      <style:paragraph-properties fo:margin-left="1.27cm" fo:margin-right="0cm" fo:text-align="justify" style:justify-single-word="false" fo:text-indent="0cm" style:auto-text-indent="false"/>
    </style:style>
    <style:style style:name="P18" style:family="paragraph" style:parent-style-name="Default">
      <style:paragraph-properties fo:margin-left="1.27cm" fo:margin-right="0cm" fo:text-align="justify" style:justify-single-word="false" fo:text-indent="0cm" style:auto-text-indent="false"/>
      <style:text-properties fo:font-size="11pt" style:font-size-asian="11pt" style:font-size-complex="11pt"/>
    </style:style>
    <style:style style:name="P19" style:family="paragraph" style:parent-style-name="Default">
      <style:paragraph-properties fo:margin-left="1.249cm" fo:margin-right="0cm" fo:text-align="justify" style:justify-single-word="false" fo:text-indent="0cm" style:auto-text-indent="false"/>
    </style:style>
    <style:style style:name="P20" style:family="paragraph" style:parent-style-name="Default">
      <style:paragraph-properties fo:margin-left="1.249cm" fo:margin-right="0cm" fo:text-align="justify" style:justify-single-word="false" fo:text-indent="0cm" style:auto-text-indent="false"/>
      <style:text-properties fo:font-size="11.5pt" style:font-size-asian="11.5pt" style:font-size-complex="11.5pt"/>
    </style:style>
    <style:style style:name="P21" style:family="paragraph" style:parent-style-name="Default">
      <style:paragraph-properties fo:margin-left="1.249cm" fo:margin-right="0cm" fo:text-align="justify" style:justify-single-word="false" fo:text-indent="0cm" style:auto-text-indent="false"/>
      <style:text-properties fo:font-size="11pt" style:font-size-asian="11pt" style:font-size-complex="11pt"/>
    </style:style>
    <style:style style:name="P22" style:family="paragraph" style:parent-style-name="Default" style:master-page-name="Standard">
      <style:paragraph-properties fo:text-align="justify" style:justify-single-word="false" style:page-number="auto"/>
    </style:style>
    <style:style style:name="P23" style:family="paragraph" style:parent-style-name="List_20_Paragraph">
      <style:paragraph-properties fo:text-align="justify" style:justify-single-word="false"/>
    </style:style>
    <style:style style:name="P24" style:family="paragraph" style:parent-style-name="List_20_Paragraph">
      <style:text-properties style:font-name="Arial" fo:font-size="12pt" style:font-size-asian="12pt" style:font-name-complex="Arial1"/>
    </style:style>
    <style:style style:name="P25" style:family="paragraph" style:parent-style-name="List_20_Paragraph" style:list-style-name="WWNum2"/>
    <style:style style:name="P26" style:family="paragraph" style:parent-style-name="List_20_Paragraph">
      <style:paragraph-properties fo:margin-left="2.54cm" fo:margin-right="0cm" fo:text-indent="0cm" style:auto-text-indent="false"/>
    </style:style>
    <style:style style:name="P27" style:family="paragraph" style:parent-style-name="List_20_Paragraph">
      <style:paragraph-properties fo:margin-left="2.54cm" fo:margin-right="0cm" fo:text-align="justify" style:justify-single-word="false" fo:text-indent="0cm" style:auto-text-indent="false"/>
    </style:style>
    <style:style style:name="P28" style:family="paragraph" style:parent-style-name="List_20_Paragraph" style:list-style-name="WWNum2">
      <style:paragraph-properties fo:margin-left="1.27cm" fo:margin-right="0cm" fo:text-align="justify" style:justify-single-word="false" fo:text-indent="0cm" style:auto-text-indent="false"/>
    </style:style>
    <style:style style:name="T1" style:family="text">
      <style:text-properties fo:font-size="11.5pt" style:font-size-asian="11.5pt" style:font-size-complex="11.5pt"/>
    </style:style>
    <style:style style:name="T2" style:family="text">
      <style:text-properties fo:font-size="11.5pt" officeooo:rsid="000c2aa8" style:font-size-asian="11.5pt" style:font-size-complex="11.5pt"/>
    </style:style>
    <style:style style:name="T3" style:family="text">
      <style:text-properties fo:font-size="11.5pt" officeooo:rsid="000c4e0a" style:font-size-asian="11.5pt" style:font-size-complex="11.5pt"/>
    </style:style>
    <style:style style:name="T4" style:family="text">
      <style:text-properties style:font-name="Arial" fo:font-size="12pt" style:font-size-asian="12pt" style:font-name-complex="Arial1"/>
    </style:style>
    <style:style style:name="T5" style:family="text">
      <style:text-properties style:font-name="Arial" fo:font-size="12pt" style:font-size-asian="12pt" style:font-name-complex="Arial1" style:font-size-complex="11.5pt"/>
    </style:style>
    <style:style style:name="T6" style:family="text">
      <style:text-properties fo:font-size="11pt" style:font-size-asian="11pt" style:font-size-complex="11pt"/>
    </style:style>
    <style:style style:name="T7" style:family="text">
      <style:text-properties fo:font-size="11pt" officeooo:rsid="0014eea2" style:font-size-asian="11pt" style:font-size-complex="11pt"/>
    </style:style>
    <style:style style:name="T8" style:family="text">
      <style:text-properties fo:font-size="11pt" officeooo:rsid="0015c05a" style:font-size-asian="11pt" style:font-size-complex="11pt"/>
    </style:style>
    <style:style style:name="T9" style:family="text">
      <style:text-properties fo:font-weight="bold" style:font-weight-asian="bold"/>
    </style:style>
    <style:style style:name="T10" style:family="text">
      <style:text-properties officeooo:rsid="000f545e"/>
    </style:style>
    <style:style style:name="T11" style:family="text">
      <style:text-properties officeooo:rsid="0010cb4b"/>
    </style:style>
    <style:style style:name="T12" style:family="text">
      <style:text-properties officeooo:rsid="0011c4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8"/>
      <text:p text:style-name="P9"/>
      <text:list xml:id="list2557062949" text:style-name="WWNum1">
        <text:list-item>
          <text:p text:style-name="P2"><text:span text:style-name="T1">Explica la diferencia entre el márketing transaccional y el relacional. </text:span></text:p>
        </text:list-item>
      </text:list>
      <text:p text:style-name="List_20_Paragraph"><text:span text:style-name="T4">El marketing transaccional se enfoca en el producto y en tratar de captar el mayor número de clientes, su objetivo es crear un relación a corto plazo con el consumidor. Algunas de las características de este tipo de marketing son , que muestra a sus futuros consumidores los beneficios de un producto o servicio, no busca establecer relaciones con el cliente, ni alcanzar su fidelidad, se basa en la sorpresa, causando así un impacto inmediato. Algunos de los problemas de este marketing son que la experiencia de usuario no es su prioridad,no se establece una comunicación bidireccional, y no garantiza una estabilidad a largo plazo.</text:span></text:p>
      <text:p text:style-name="P23"><text:span text:style-name="T5">En cambio el marketing relacional busca establecer una relación con el cliente a largo plazo, algunas de las ventajas de este marketing es la posibilidad de convertir un visitante de la empresa en un cliente. Permite que los clientes aumenten su consumo en tu empresa,también un cliente satisfecho puede convertirse un promotor de la marca colaborando con el marketing voz a voz por ejemplo, mostrando el producto en sus redes</text:span></text:p>
      <text:p text:style-name="P9"/>
      <text:list xml:id="list211241808091856" text:continue-numbering="true" text:style-name="WWNum1">
        <text:list-item>
          <text:p text:style-name="P2"><text:span text:style-name="T1">Explica la diferencia entre MRP y ERP. </text:span></text:p>
        </text:list-item>
      </text:list>
      <text:p text:style-name="P26"><text:span text:style-name="T4">MRP (Planificación de requerimientos de material). Son los sistemas que <text:s/>ayudan a planificar qué y cuántos materiales se necesitan en la empresa. Se utiliza para ayudar a gestionar los procesos de fabricación. Un sistema MRP forma parte de una categoría de software especializada. Normalmente, las empresas gestionan su planificación de la producción con estos sistemas, se utilizan <text:s/>para tener previsiones reales y pedir materiales. Las características principales de estos sistemas incluyen módulos de gestión de inventario y programación de la producción.</text:span></text:p>
      <text:p text:style-name="P26"><text:span text:style-name="T4">Un ERP (Planificación de recursos empresariales), es una categoría muy común de software empresarial, se utiliza normalmente en grandes empresas. Al igual que el MRP, este tipo de sistema ayudan a gestionar los procesos de fabricación como la planificación de la producción, la programación y la gestión de inventarios. Pero un ERP abarca más áreas. Los ERP se utilizan para la gestión de datos. Los ERP centralizan los datos en un único lugar, ayudando a todos los procesos de la empresa basados en el uso de datos a extraer información de una única base, de esta forma se garantiza la calidad de los datos, ya que no se duplica entre sistemas.</text:span></text:p>
      <text:p text:style-name="P27"><text:soft-page-break/><text:span text:style-name="T4">La mayor diferencia entre un MRP y un ERP es la especialización, un MRP trabaja en solitario , estando este centrado en un solo área, permitiendo tener un control más preciso sobre los procesos de manufactura sin tener que hacer una integración a gran escala. En cambió un ERP cubre todos los aspectos de gestión de atención al cliente, el ERP también se encarga de programar las operaciones y mantener actualizados los registros de inventarios y financieros.</text:span></text:p>
      <text:p text:style-name="P9"/>
      <text:list xml:id="list211241148080710" text:continue-numbering="true" text:style-name="WWNum1">
        <text:list-item>
          <text:p text:style-name="P3"><text:span text:style-name="T1">¿Qué procesos realiza la lógica operacional? ¿Y la lógica analítica?</text:span></text:p>
          <text:p text:style-name="P3"><text:span text:style-name="T2">La lógica operacional:</text:span></text:p>
          <text:list>
            <text:list-item>
              <text:p text:style-name="P3"><text:span text:style-name="T2">Automatiza las ventas organizando la información del mercado, de los productos y de los clientes</text:span></text:p>
            </text:list-item>
            <text:list-item>
              <text:p text:style-name="P3"><text:span text:style-name="T1"><text:s/></text:span><text:span text:style-name="T3">Automatización del marketing: podemos gestionar las campañas, identificar las oportunidades de negocio y medir las ganancias o pérdidas</text:span></text:p>
            </text:list-item>
            <text:list-item>
              <text:p text:style-name="P11"><text:span text:style-name="T1">Gestión del soporte de la empresaria</text:span></text:p>
            </text:list-item>
            <text:list-item>
              <text:p text:style-name="P11"><text:span text:style-name="T1">Gestión del servicio de atención al clientes</text:span></text:p>
            </text:list-item>
            <text:list-item>
              <text:p text:style-name="P11"><text:span text:style-name="T1">Existencia de méttricas para determinar la marcha del negocio.</text:span></text:p>
            </text:list-item>
          </text:list>
        </text:list-item>
      </text:list>
      <text:p text:style-name="P12"><text:span text:style-name="T1"><text:tab/>Lógica analítica </text:span></text:p>
      <text:p text:style-name="P12"><text:span text:style-name="T1"><text:tab/><text:tab/>Nos propocionará la posiblidad de:</text:span></text:p>
      <text:p text:style-name="P12"><text:span text:style-name="T1"><text:tab/><text:tab/>Analizar toda la información existente y diseñar campañas de marketing específicas</text:span></text:p>
      <text:p text:style-name="P12"><text:span text:style-name="T1"><text:tab/><text:tab/>Utilizar los indicadores para determinar el estado de la empresa y modificar la estrategia para adecuarse a los <text:tab/><text:tab/><text:tab/>cambios del mercado.</text:span></text:p>
      <text:p text:style-name="P9"/>
      <text:list xml:id="list211242765239152" text:continue-numbering="true" text:style-name="WWNum1">
        <text:list-item>
          <text:p text:style-name="P2"><text:span text:style-name="T1">¿Qué ventajas aporta un CRM a la empresa? </text:span></text:p>
        </text:list-item>
      </text:list>
      <text:p text:style-name="List_20_Paragraph"><text:span text:style-name="T4">Un CRM(Gestión de las relaciones con clientes) es una aplicación que permite centralizar en una única base de datos todas las interacciones entre una empresa y sus clientes. </text:span></text:p>
      <text:p text:style-name="P24"/>
      <text:p text:style-name="List_20_Paragraph"><text:span text:style-name="T4">Alguna de las ventajas de un CRM es la capacidad de centralizar toda las información de los clientes en un solo lugar , facilitando la inserción de registros de forma organizada y común a toda la empresa, teniendo una visión completa y global de las bases de datos. Al facilitar la inserción y gestión de la información mejora la productividad.</text:span></text:p>
      <text:p text:style-name="List_20_Paragraph"><text:span text:style-name="T4">Un CRM proporciona tanto información referente al cliente como información sobre las políticas y estrategias de la empresa. Permitiendo establecer desde rutinas de trabajo hasta tomas decisiones relacionadas con la venta.</text:span></text:p>
      <text:p text:style-name="List_20_Paragraph"><text:soft-page-break/><text:span text:style-name="T4">Al introducir la información como registro se pueden estudiar y analizar los datos de compra y venta segmentados para poder especializar más las promociones y la comunicación <text:s/>dirigida al cliente, permitiendo una mayor personalización en su trato, creando promociones especiales para incrementar sus compras,por ejemplo.</text:span></text:p>
      <text:p text:style-name="P23"><text:span text:style-name="T5"><text:tab/>También se puede conocer el estado de los pedidos, el stock, los <text:tab/>presupuestos y tiempos de servicio, permitiendo dirigir de forma más <text:tab/>efectiva.</text:span></text:p>
      <text:p text:style-name="P9"/>
      <text:list xml:id="list211240976671631" text:continue-numbering="true" text:style-name="WWNum1">
        <text:list-item>
          <text:p text:style-name="P2"><text:span text:style-name="T1">¿Qué significa que un ERP divida su estructura en capas? ¿Cómo se estructura el MVC de Odoo?</text:span></text:p>
        </text:list-item>
      </text:list>
      <text:p text:style-name="P26"><text:span text:style-name="T4">En Odoo el MVC se divide en:</text:span></text:p>
      <text:p text:style-name="P26"><text:span text:style-name="T4">Datos de la aplicación</text:span></text:p>
      <text:p text:style-name="P26"><text:span text:style-name="T4">Interfaz del usuario</text:span></text:p>
      <text:p text:style-name="P27"><text:span text:style-name="T5">El controlador, que define la forma en que la interfaz reacciona a la entrada del usuario.</text:span></text:p>
      <text:p text:style-name="P16"/>
      <text:p text:style-name="P9"/>
      <text:list xml:id="list211241498317541" text:continue-numbering="true" text:style-name="WWNum1">
        <text:list-item>
          <text:p text:style-name="P2"><text:span text:style-name="T1">¿Qué significan las siglas ORM? ¿En qué nos beneficia?</text:span></text:p>
        </text:list-item>
      </text:list>
      <text:p text:style-name="P26"><text:span text:style-name="T4">Las siglas ORM significan “Object-Relational mapping” o Mapeo de objetos relacionales.</text:span></text:p>
      <text:p text:style-name="P26"><text:span text:style-name="T4">Algunos de sus beneficios son:</text:span></text:p>
      <text:list xml:id="list402890913" text:style-name="WWNum2">
        <text:list-item>
          <text:p text:style-name="P25">No es necesario escribir código en SQL.</text:p>
        </text:list-item>
        <text:list-item>
          <text:p text:style-name="P25">Permite reutilizar código y mejorar el mantenimiento del mismo, ya que tenemos un único modelo en un único sitio.</text:p>
        </text:list-item>
        <text:list-item>
          <text:p text:style-name="P25">Utiliza programación <text:s/>orientada a objetos, <text:s/>permitiendo mucho juego.</text:p>
        </text:list-item>
        <text:list-item>
          <text:p text:style-name="P25">Realizan desde el acceso a los datos, hasta la conversión de tipos o la internacionalización del modelo de datos.</text:p>
        </text:list-item>
        <text:list-item>
          <text:p text:style-name="P28"><text:span text:style-name="T1">Brinda seguridad a la capa de acceso a datos contra ataques.</text:span></text:p>
        </text:list-item>
      </text:list>
      <text:p text:style-name="P9"/>
      <text:list xml:id="list211242698064718" text:continue-list="list211241498317541" text:style-name="WWNum1">
        <text:list-item>
          <text:p text:style-name="P2"><text:span text:style-name="T6">¿Cuál es el objetivo de Sistemas de Planificación de Recursos Empresariales (ERP)? </text:span></text:p>
        </text:list-item>
      </text:list>
      <text:p text:style-name="P17"><text:span text:style-name="T6">Permitir el acceso a toda la información de la empresa de manera oportuna, precisa y confiable. <text:tab/>Dicho acceso a la información debe ser restringida de acuerdo a los privilegios <text:s/>de cada tipo de usuario.</text:span></text:p>
      <text:p text:style-name="P17"><text:span text:style-name="T6">Optimizar los procesos de la empresaria</text:span></text:p>
      <text:p text:style-name="P17"><text:span text:style-name="T6">Compartir información entre todos los componentes de la organización</text:span></text:p>
      <text:p text:style-name="P17"><text:span text:style-name="T6">Eliminación de procesos innecesarios de re-ingeniería</text:span></text:p>
      <text:p text:style-name="P10"/>
      <text:list xml:id="list211242027730791" text:continue-numbering="true" text:style-name="WWNum1">
        <text:list-item>
          <text:p text:style-name="P2"><text:soft-page-break/><text:span text:style-name="T6">Cuáles son, en general, las tareas implicadas en un proceso de instalación e implantación de un ERP: </text:span></text:p>
        </text:list-item>
      </text:list>
      <text:p text:style-name="P10"><text:tab/></text:p>
      <text:p text:style-name="P10"><text:tab/><text:span text:style-name="T10">Diseño de la instalación, instalación de equipos servidores y clientes, </text:span><text:span text:style-name="T11">instalación del software, adaptación y configuración del programa,migración de datos,realización de <text:s/>pruebas, documentación del sistema, formación de usuarios.</text:span></text:p>
      <text:list xml:id="list211241325063770" text:continue-numbering="true" text:style-name="WWNum1">
        <text:list-item>
          <text:p text:style-name="P2"><text:span text:style-name="T6">¿Qué es un servicio SaaS? </text:span></text:p>
        </text:list-item>
      </text:list>
      <text:p text:style-name="P19"><text:span text:style-name="T1">Es un servicio que se encuentra en un servidor externo que se accede a él mediante Internet.</text:span></text:p>
      <text:p text:style-name="P20"/>
      <text:list xml:id="list211240959459618" text:continue-numbering="true" text:style-name="WWNum1">
        <text:list-item>
          <text:p text:style-name="P2"><text:span text:style-name="T6">Después de la instalación de un ERP, normalmente (dependiendo del ERP), habrá que configurar algunos parámetros, para que el ERP esté operativo para los clientes. ¿Cuáles son estas configuraciones básicas post-instalación? </text:span></text:p>
        </text:list-item>
      </text:list>
      <text:p text:style-name="P10"/>
      <text:list xml:id="list211241212670927" text:continue-numbering="true" text:style-name="WWNum1">
        <text:list-item>
          <text:p text:style-name="P2"><text:span text:style-name="T6">¿Qué S.G.B.D. utiliza Odoo? </text:span></text:p>
        </text:list-item>
      </text:list>
      <text:p text:style-name="P17"><text:span text:style-name="T6">PostgreSQL</text:span></text:p>
      <text:list xml:id="list211241076738316" text:continue-numbering="true" text:style-name="WWNum1">
        <text:list-item>
          <text:p text:style-name="P2"><text:span text:style-name="T1">¿En un ERP, que se entiende por módulo o módulos BASE? </text:span></text:p>
        </text:list-item>
      </text:list>
      <text:p text:style-name="P19"><text:span text:style-name="T1">Los módulos que están instalados por defecto.</text:span></text:p>
      <text:list xml:id="list211242149953802" text:continue-numbering="true" text:style-name="WWNum1">
        <text:list-item>
          <text:p text:style-name="P2"><text:span text:style-name="T6">¿Cuáles son algunas de las funcionalidades que se incorporan dentro del módulo base? </text:span></text:p>
          <text:p text:style-name="P13"><text:span text:style-name="T6">Configuración de la aplicación, gestión de los datos maewstros, establecimiento del idioma, seguridad, administración de módulos</text:span></text:p>
        </text:list-item>
      </text:list>
      <text:p text:style-name="P21"/>
      <text:list xml:id="list211241828020248" text:continue-numbering="true" text:style-name="WWNum1">
        <text:list-item>
          <text:p text:style-name="P2"><text:span text:style-name="T6">¿Cuáles son los módulos base de Odoo 13? </text:span></text:p>
        </text:list-item>
      </text:list>
      <text:p text:style-name="P17"><text:span text:style-name="T6">• Configuración de la aplicación. </text:span></text:p>
      <text:p text:style-name="P17"><text:span text:style-name="T6">• Gestión de los datos maestros: Introducción y mantenimiento de los datos básicos para que funcionen todos los procesos de gestión soportados en el sistema. </text:span></text:p>
      <text:p text:style-name="P17"><text:span text:style-name="T6">• Establecimiento del idioma o importación de traducciones. </text:span></text:p>
      <text:p text:style-name="P17"><text:span text:style-name="T6">• Seguridad: Gestión de usuarios y de accesos a la aplicación. </text:span></text:p>
      <text:p text:style-name="P17"><text:span text:style-name="T6">• Administración de módulos: Para la instalación de nuevos módulos a la aplicación. </text:span></text:p>
      <text:p text:style-name="P10"/>
      <text:list xml:id="list211241766823933" text:continue-numbering="true" text:style-name="WWNum1">
        <text:list-item>
          <text:p text:style-name="P2"><text:span text:style-name="T6">Dentro de los módulos adicionales en un ERP, indican cuales destacan por su importancia.</text:span></text:p>
        </text:list-item>
      </text:list>
      <text:p text:style-name="P1"><text:span text:style-name="T6"><text:tab/>• Gestión contable y financiera. </text:span></text:p>
      <text:p text:style-name="P1"><text:span text:style-name="T6"><text:tab/>• Aprovisionamiento: Compras y Almacén.</text:span></text:p>
      <text:p text:style-name="P1"><text:span text:style-name="T6"><text:tab/>• Facturación, cobros y pagos. </text:span></text:p>
      <text:p text:style-name="P1"><text:span text:style-name="T6"><text:tab/>• Gestión comercial. </text:span></text:p>
      <text:p text:style-name="P1"><text:span text:style-name="T6"><text:tab/>• Gestión de personal. </text:span></text:p>
      <text:p text:style-name="P1"><text:span text:style-name="T6"><text:tab/>• Gestión de la relación con el cliente. </text:span></text:p>
      <text:p text:style-name="P18"/>
      <text:p text:style-name="P18"><text:bookmark text:name="_GoBack"/></text:p>
      <text:list xml:id="list211242319874420" text:continue-numbering="true" text:style-name="WWNum1">
        <text:list-item>
          <text:p text:style-name="P2"><text:span text:style-name="T6">¿Cuál es la función general del módulo de Gestión Contable? </text:span></text:p>
        </text:list-item>
      </text:list>
      <text:p text:style-name="P17"><text:soft-page-break/><text:span text:style-name="T6">Recoge y automatiza todas las operaciones contables de la compañía, centralizándolas para su consulta, publicación o control.</text:span></text:p>
      <text:p text:style-name="P10"/>
      <text:list xml:id="list211242312293831" text:continue-numbering="true" text:style-name="WWNum1">
        <text:list-item>
          <text:p text:style-name="P2"><text:span text:style-name="T6">¿Cuáles son las funcionalidades básicas del módulo de Gestión Contable? </text:span></text:p>
          <text:p text:style-name="P13"><text:span text:style-name="T6">Contabilidad general, contabilidad analítica, gestión de impuestos, presupuestos, facturas de clientes y proveedores, extractos de cuentas bancarias, informes contables.</text:span></text:p>
        </text:list-item>
      </text:list>
      <text:p text:style-name="P10"/>
      <text:list xml:id="list211242068514532" text:continue-numbering="true" text:style-name="WWNum1">
        <text:list-item>
          <text:p text:style-name="P2"><text:span text:style-name="T6">¿Por qué es importante el instalar módulos de localización, para trabajar bien con el módulo de Gestión Contable? </text:span></text:p>
        </text:list-item>
      </text:list>
      <text:p text:style-name="P10"><text:tab/><text:tab/><text:span text:style-name="T12">Para que por ejemplo se aplique el IVA de cada país en la factura</text:span></text:p>
      <text:list xml:id="list211242563447485" text:continue-numbering="true" text:style-name="WWNum1">
        <text:list-item>
          <text:p text:style-name="P2"><text:span text:style-name="T6">¿Cuál es la función general del módulo de Compras? </text:span></text:p>
        </text:list-item>
      </text:list>
      <text:p text:style-name="P17"><text:span text:style-name="T6">El módulo de Compras registra todas las operaciones de solicitudes de presupuestos a proveedor, recepción de precios y creación de pedidos de compra, con indicación de cualquier información relevante como precios, plazos de entrega, etc. </text:span></text:p>
      <text:p text:style-name="P18"/>
      <text:p text:style-name="P10"/>
      <text:list xml:id="list211241455520143" text:continue-numbering="true" text:style-name="WWNum1">
        <text:list-item>
          <text:p text:style-name="P2"><text:span text:style-name="T6">¿Cuáles son las funcionalidades más importantes del módulo de Compras? </text:span></text:p>
        </text:list-item>
      </text:list>
      <text:p text:style-name="P17"><text:span text:style-name="T6">Seguimiento de tarifas de sus proveedores</text:span></text:p>
      <text:p text:style-name="P17"><text:span text:style-name="T6">Conversión de tarifas en órdenes de compra</text:span></text:p>
      <text:p text:style-name="P17"><text:span text:style-name="T6">Gestionar entregas parciales del proveedor</text:span></text:p>
      <text:p text:style-name="P17"><text:span text:style-name="T6">Gestión de reclamaciones a proveedor</text:span></text:p>
      <text:p text:style-name="P17"><text:span text:style-name="T6">Generación automática de borradores de pedidos de compra</text:span></text:p>
      <text:p text:style-name="P10"/>
      <text:list xml:id="list211242724460244" text:continue-numbering="true" text:style-name="WWNum1">
        <text:list-item>
          <text:p text:style-name="P2"><text:span text:style-name="T6">¿Cuáles son las funcionalidades más importantes del módulo de Ventas?</text:span></text:p>
        </text:list-item>
      </text:list>
      <text:p text:style-name="P17"><text:span text:style-name="T6">Creación de pedidos de venta</text:span></text:p>
      <text:p text:style-name="P17"><text:span text:style-name="T6">Revisión de los pedidos en sus distintos estados</text:span></text:p>
      <text:p text:style-name="P17"><text:span text:style-name="T6">Confirmación de envío</text:span></text:p>
      <text:p text:style-name="P17"><text:span text:style-name="T6">Definición de formas de pago por pedido y fecha de facturación</text:span></text:p>
      <text:p text:style-name="P17"><text:span text:style-name="T6">Gestión y cálculo de gastos de envío de un pedido</text:span></text:p>
      <text:p text:style-name="P17"><text:span text:style-name="T6">Albaranes automáticos desde pedido</text:span></text:p>
      <text:p text:style-name="P17"><text:span text:style-name="T6">Albaranes de envíos parciales.</text:span></text:p>
      <text:p text:style-name="P10"/>
      <text:p text:style-name="P16"/>
      <text:list xml:id="list211241899285962" text:continue-numbering="true" text:style-name="WWNum1">
        <text:list-item>
          <text:p text:style-name="P2"><text:span text:style-name="T1">¿Cuál es la función general del módulo de Almacén? </text:span></text:p>
        </text:list-item>
      </text:list>
      <text:p text:style-name="P19"><text:span text:style-name="T1">Permite gestionar las existencias de productos en almacén.</text:span></text:p>
      <text:list xml:id="list211240869412458" text:continue-numbering="true" text:style-name="WWNum1">
        <text:list-item>
          <text:p text:style-name="P2"><text:span text:style-name="T6">¿Cuáles son las funcionalidades más importantes del módulo de Almacén? </text:span></text:p>
        </text:list-item>
      </text:list>
      <text:p text:style-name="P17"><text:span text:style-name="T1">Definición de múltiples almacenes</text:span></text:p>
      <text:p text:style-name="P17"><text:span text:style-name="T1">Codificar y numerar productos de distinta forma.</text:span></text:p>
      <text:p text:style-name="P17"><text:soft-page-break/><text:span text:style-name="T1">Definir compras de un producto a distintos proveedores.</text:span></text:p>
      <text:p text:style-name="P18"/>
      <text:p text:style-name="P10"/>
      <text:list xml:id="list211241197229638" text:continue-numbering="true" text:style-name="WWNum1">
        <text:list-item>
          <text:p text:style-name="P2"><text:span text:style-name="T1">¿Cuál es la función general del módulo de Facturación? </text:span></text:p>
        </text:list-item>
      </text:list>
      <text:p text:style-name="P17"><text:span text:style-name="T1">El módulo de facturación se encarga de la generación de todo tipo de datos que tienen que ver</text:span></text:p>
      <text:p text:style-name="P9"/>
      <text:list xml:id="list211241503788308" text:continue-numbering="true" text:style-name="WWNum1">
        <text:list-item>
          <text:p text:style-name="P2"><text:span text:style-name="T6">¿Cuáles son las funcionalidades más importantes del módulo de Facturación? </text:span></text:p>
        </text:list-item>
      </text:list>
      <text:p text:style-name="P7"><text:span text:style-name="T6"><text:tab/></text:span>• Configuración de formas de pago de Clientes o cobro de proveedores. </text:p>
      <text:p text:style-name="P7"><text:tab/>• Facturas automáticas desde pedido o albarán. </text:p>
      <text:p text:style-name="P7"><text:tab/>• Generación automática de efectos de cobro y pago.</text:p>
      <text:p text:style-name="P7"><text:s/><text:tab/>• Gestión de recibos, órdenes de pago y transferencia.</text:p>
      <text:p text:style-name="P7"><text:s/><text:tab/>• Importación de extractos bancarios.</text:p>
      <text:p text:style-name="P7"><text:s/><text:tab/>• Envío telemático de remesas al banco. </text:p>
      <text:p text:style-name="P7"><text:tab/>• Gestión de bancos propios, bancos de Clientes y bancos de proveedores </text:p>
      <text:list xml:id="list211241411593344" text:continue-numbering="true" text:style-name="WWNum1">
        <text:list-item>
          <text:p text:style-name="P2"><text:span text:style-name="T1">¿Cuál es la función general del módulo de Gestión de Personal (RR.HH.)? </text:span></text:p>
          <text:list>
            <text:list-header>
              <text:p text:style-name="P14"><text:span text:style-name="T1">Llevar a cabo la planificación y realización de las nóminas de los empleados,así como las altas, bajas, contratos, control de horarios y datos de personal,además de un sistema de remuneraciones para el pago de los empleados, con la inclusión de comisiones por ventas.</text:span></text:p>
            </text:list-header>
          </text:list>
        </text:list-item>
      </text:list>
      <text:p text:style-name="P9"/>
      <text:list xml:id="list211240914223874" text:continue-numbering="true" text:style-name="WWNum1">
        <text:list-item>
          <text:p text:style-name="P2"><text:span text:style-name="T6">¿Cuáles son las funcionalidades más importantes del módulo de Gestión de Personal (RR.HH.)? </text:span></text:p>
          <text:list>
            <text:list-header>
              <text:p text:style-name="P4"><text:span text:style-name="T1">• Gestión de empleados y calendario de vacaciones. </text:span></text:p>
              <text:p text:style-name="P4"><text:span text:style-name="T1">• Gestión de contratos de empleados. </text:span></text:p>
              <text:p text:style-name="P4"><text:span text:style-name="T1">• Gestión de beneficios. </text:span></text:p>
              <text:p text:style-name="P4"><text:span text:style-name="T1">• Gestión de ausencias. </text:span></text:p>
              <text:p text:style-name="P4"><text:span text:style-name="T1">• Gestión de producción o rendimiento. </text:span></text:p>
              <text:p text:style-name="P4"><text:span text:style-name="T1">• Gestión de perfiles y responsabilidades. </text:span></text:p>
            </text:list-header>
          </text:list>
        </text:list-item>
      </text:list>
      <text:p text:style-name="P10"/>
      <text:list xml:id="list211241762098997" text:continue-numbering="true" text:style-name="WWNum1">
        <text:list-item>
          <text:p text:style-name="P2"><text:span text:style-name="T6">¿Cuál es la función general del módulo de Gestión de la relación con el cliente (CRM)? </text:span></text:p>
          <text:list>
            <text:list-header>
              <text:p text:style-name="P15"><text:span text:style-name="T6">Permite registrar todo lo relativo a la relación comercial con los clientes o posibles clientes: desde la creación de una ficha de cliente hasta la determinación de los productos que le interesa, histórico de pedidos las ventas realizadas, contactos mantenidos o la facturación de productos o servicios.</text:span></text:p>
            </text:list-header>
          </text:list>
        </text:list-item>
      </text:list>
      <text:p text:style-name="P10"/>
      <text:list xml:id="list211241642722370" text:continue-numbering="true" text:style-name="WWNum1">
        <text:list-item>
          <text:p text:style-name="P2"><text:span text:style-name="T6">¿Cuáles son las funcionalidades más importantes del módulo de Gestión de la relación con el cliente (CRM)? </text:span></text:p>
          <text:list>
            <text:list-header>
              <text:p text:style-name="P6"><text:span text:style-name="T6"/></text:p>
              <text:p text:style-name="P6"><text:soft-page-break/><text:span text:style-name="T6">•Datos identificativos del contacto. </text:span></text:p>
              <text:p text:style-name="P6"><text:span text:style-name="T6">• Segmentación de clientes en función de múltiples criterios. Determinación de clientes reales y potenciales.</text:span></text:p>
              <text:p text:style-name="P6"><text:span text:style-name="T6">• Gestión de llamadas. Calendario de encuentros. • Generación y seguimiento de campañas de marketing. Seguimiento de acciones comerciales. </text:span></text:p>
              <text:p text:style-name="P6"><text:span text:style-name="T6">• Enlace con otros documentos y procesos de la aplicación.</text:span></text:p>
              <text:p text:style-name="P6"><text:span text:style-name="T6">• Herramientas de productividad: editor de documentos, sincronización de contactos y calendario, envíos masivos por correo e</text:span><text:span text:style-name="T8">lectrónico</text:span></text:p>
              <text:p text:style-name="P6"><text:span text:style-name="T8">• Estadísticas diversas.</text:span></text:p>
            </text:list-header>
          </text:list>
        </text:list-item>
      </text:list>
      <text:p text:style-name="P10"/>
      <text:list xml:id="list211241643689622" text:continue-numbering="true" text:style-name="WWNum1">
        <text:list-item>
          <text:p text:style-name="P5"><text:span text:style-name="T6">¿Cuál es el objetivo del módulo de Gestión de la relación con el cliente (CRM)? </text:span></text:p>
          <text:list>
            <text:list-header>
              <text:p text:style-name="P5"><text:span text:style-name="T7">Centralizar la información</text:span><text:span text:style-name="T6"> para optimizar los procesos de gestión de la empresa </text:span></text:p>
            </text:list-header>
          </text:list>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Title"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1"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Default" style:family="paragraph" style:default-outline-level="">
      <style:paragraph-properties fo:margin-top="0cm" fo:margin-bottom="0cm" style:contextual-spacing="false" fo:text-align="start" style:justify-single-word="false" fo:orphans="2" fo:widows="2" fo:hyphenation-ladder-count="no-limit" style:writing-mode="lr-tb"/>
      <style:text-properties fo:color="#000000" loext:opacity="1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page-layout style:name="Mpm1">
      <style:page-layout-properties fo:page-width="29.7cm" fo:page-height="21.001cm" style:num-format="1" style:print-orientation="landscape" fo:margin-top="1.251cm" fo:margin-bottom="1.251cm" fo:margin-left="3cm" fo:margin-right="3cm" style:writing-mode="lr-tb" style:layout-grid-color="#c0c0c0" style:layout-grid-lines="25"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249cm" fo:margin-left="0cm" fo:margin-right="0cm" fo:margin-top="1.148cm" style:dynamic-spacing="true"/>
      </style:footer-style>
    </style:page-layout>
  </office:automatic-styles>
  <office:master-styles>
    <style:master-page style:name="Standard" style:page-layout-name="Mpm1">
      <style:header>
        <text:p text:style-name="Header"><text:span text:style-name="MT1">REPASO TEORIA SGE <text:s text:c="179"/>Tercer Trimestre 2020-2021</text:span></text:p>
        <text:p text:style-name="Header"/>
      </style:header>
      <style:footer>
        <text:p text:style-nam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Fonso</meta:initial-creator>
    <meta:editing-cycles>6</meta:editing-cycles>
    <meta:creation-date>2021-04-15T14:35:00</meta:creation-date>
    <dc:date>2021-05-03T21:11:36.803000000</dc:date>
    <dc:language>es-ES</dc:language>
    <meta:editing-duration>PT52M19S</meta:editing-duration>
    <meta:generator>LibreOffice/7.0.4.2$Windows_X86_64 LibreOffice_project/dcf040e67528d9187c66b2379df5ea4407429775</meta:generator>
    <meta:document-statistic meta:table-count="0" meta:image-count="0" meta:object-count="0" meta:page-count="7" meta:paragraph-count="126" meta:word-count="1925" meta:character-count="12399" meta:non-whitespace-character-count="10367"/>
    <meta:user-defined meta:name="AppVersion">12.0000</meta:user-defined>
    <meta:template xlink:type="simple" xlink:actuate="onRequest" xlink:title="Normal" xlink:href=""/>
  </office:meta>
</office:document-meta>
</file>